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gradient" draw:fill-color="#ffffff" draw:fill-gradient-name="Gradient_20_1" draw:gradient-step-count="0" draw:opacity="10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gradient" draw:fill-color="#ffffff" draw:fill-gradient-name="Gradient_20_1" draw:opacity="10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dash" draw:stroke-dash="Dash_20_1" svg:stroke-width="0.026cm" svg:stroke-color="#c0c0c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dash" draw:stroke-dash="Dash_20_1" svg:stroke-width="0.026cm" svg:stroke-color="#c0c0c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0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40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start" fo:text-indent="0cm" style:punctuation-wrap="hanging" style:line-break="strict"/>
      <style:text-properties fo:font-size="19pt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47b8b8" fo:font-size="19pt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9pt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ff6633" fo:font-size="19pt"/>
    </style:style>
    <style:style style:name="P7" style:family="paragraph">
      <style:paragraph-properties fo:text-align="start"/>
      <style:text-properties fo:font-size="19pt"/>
    </style:style>
    <style:style style:name="P8" style:family="paragraph">
      <style:paragraph-properties fo:text-align="start" style:writing-mode="lr-tb" style:font-independent-line-spacing="true"/>
      <style:text-properties fo:color="#ff6633" fo:font-size="19pt"/>
    </style:style>
    <style:style style:name="T1" style:family="text">
      <style:text-properties fo:color="#47b8b8" fo:font-family="'Courier New'" style:font-family-generic="modern" style:font-pitch="fixed" fo:font-size="40pt" fo:language="en" fo:country="US" style:font-size-asian="40pt" style:font-size-complex="40pt"/>
    </style:style>
    <style:style style:name="T2" style:family="text">
      <style:text-properties fo:color="#ff6600" fo:font-family="'Courier New'" style:font-family-generic="modern" style:font-pitch="fixed" fo:font-size="40pt" fo:language="en" fo:country="US" style:font-size-asian="40pt" style:font-size-complex="40pt"/>
    </style:style>
    <style:style style:name="T3" style:family="text">
      <style:text-properties fo:color="#ff6633" fo:font-family="'Courier New'" style:font-family-generic="modern" style:font-pitch="fixed" fo:font-size="40pt" fo:language="en" fo:country="US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draw:custom-shape draw:name="Rectangle 3" draw:style-name="gr1" draw:text-style-name="P1" draw:layer="layout" svg:width="1.094cm" svg:height="2.138cm" svg:x="12.192cm" svg:y="3.237cm">
          <text:p/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1.094cm" svg:height="2.138cm" svg:x="11.019cm" svg:y="3.237cm">
          <text:p/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1" draw:layer="layout" svg:width="1.094cm" svg:height="2.138cm" svg:x="9.846cm" svg:y="3.237cm">
          <text:p/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1" draw:layer="layout" svg:width="1.089cm" svg:height="2.138cm" svg:x="8.678cm" svg:y="3.237cm">
          <text:p/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1" draw:layer="layout" svg:width="1.094cm" svg:height="2.138cm" svg:x="6.336cm" svg:y="3.237cm">
          <text:p/>
          <draw:enhanced-geometry svg:viewBox="0 0 21600 21600" draw:type="rectangle" draw:enhanced-path="M 0 0 L 21600 0 21600 21600 0 21600 0 0 Z N"/>
        </draw:custom-shape>
        <draw:custom-shape draw:name="Freeform 8" draw:style-name="gr2" draw:text-style-name="P1" draw:layer="layout" svg:width="2.518cm" svg:height="0.573cm" svg:x="4.912cm" svg:y="5.371cm">
          <text:p/>
          <draw:enhanced-geometry svg:viewBox="0 0 1008 336" draw:extrusion-allowed="true" draw:text-areas="0 0 1008 336" draw:glue-points="0 206375 517979 0 906463 0 561144 206375 0 206375" draw:type="non-primitive" draw:enhanced-path="M 0 336 L 576 0 1008 0 624 336 0 336 Z N"/>
        </draw:custom-shape>
        <draw:custom-shape draw:name="Freeform 9" draw:style-name="gr3" draw:text-style-name="P1" draw:layer="layout" svg:width="2.06cm" svg:height="0.573cm" svg:x="6.556cm" svg:y="5.371cm">
          <text:p/>
          <draw:enhanced-geometry svg:viewBox="0 0 816 336" draw:extrusion-allowed="true" draw:text-areas="0 0 816 336" draw:glue-points="0 206375 348876 0 741362 0 566924 206375 0 206375" draw:type="non-primitive" draw:enhanced-path="M 0 336 L 384 0 816 0 624 336 0 336 Z N"/>
        </draw:custom-shape>
        <draw:custom-shape draw:name="Freeform 10" draw:style-name="gr3" draw:text-style-name="P1" draw:layer="layout" svg:width="1.517cm" svg:height="0.573cm" svg:x="8.254cm" svg:y="5.371cm">
          <text:p/>
          <draw:enhanced-geometry svg:viewBox="0 0 672 336" draw:extrusion-allowed="true" draw:text-areas="0 0 672 336" draw:glue-points="0 206375 156029 0 546100 0 546100 206375 0 206375" draw:type="non-primitive" draw:enhanced-path="M 0 336 L 192 0 672 0 672 336 0 336 Z N"/>
        </draw:custom-shape>
        <draw:custom-shape draw:name="Freeform 11" draw:style-name="gr3" draw:text-style-name="P1" draw:layer="layout" svg:width="1.526cm" svg:height="0.573cm" svg:x="9.846cm" svg:y="5.371cm">
          <text:p/>
          <draw:enhanced-geometry svg:viewBox="0 0 672 336" draw:mirror-horizontal="true" draw:extrusion-allowed="true" draw:text-areas="0 0 672 336" draw:glue-points="0 206375 156936 0 549275 0 549275 206375 0 206375" draw:type="non-primitive" draw:enhanced-path="M 0 336 L 192 0 672 0 672 336 0 336 Z N"/>
        </draw:custom-shape>
        <draw:custom-shape draw:name="Freeform 12" draw:style-name="gr3" draw:text-style-name="P1" draw:layer="layout" svg:width="2.015cm" svg:height="0.573cm" svg:x="11.015cm" svg:y="5.371cm">
          <text:p/>
          <draw:enhanced-geometry svg:viewBox="0 0 816 336" draw:mirror-horizontal="true" draw:extrusion-allowed="true" draw:text-areas="0 0 816 336" draw:glue-points="0 206375 341406 0 725487 0 554784 206375 0 206375" draw:type="non-primitive" draw:enhanced-path="M 0 336 L 384 0 816 0 624 336 0 336 Z N"/>
        </draw:custom-shape>
        <draw:custom-shape draw:name="Freeform 13" draw:style-name="gr3" draw:text-style-name="P1" draw:layer="layout" svg:width="2.597cm" svg:height="0.573cm" svg:x="12.166cm" svg:y="5.371cm">
          <text:p/>
          <draw:enhanced-geometry svg:viewBox="0 0 1008 336" draw:mirror-horizontal="true" draw:extrusion-allowed="true" draw:text-areas="0 0 1008 336" draw:glue-points="0 206375 534308 0 935038 0 578833 206375 0 206375" draw:type="non-primitive" draw:enhanced-path="M 0 336 L 576 0 1008 0 624 336 0 336 Z N"/>
        </draw:custom-shape>
        <draw:g draw:name="Group 14">
          <draw:g draw:name="Group 15">
            <draw:custom-shape draw:name="Rectangle 16" draw:style-name="gr4" draw:text-style-name="P1" draw:layer="layout" svg:width="1.027cm" svg:height="2.076cm" svg:x="11.059cm" svg:y="3.263cm">
              <text:p/>
              <draw:enhanced-geometry svg:viewBox="0 0 21600 21600" draw:type="rectangle" draw:enhanced-path="M 0 0 L 21600 0 21600 21600 0 21600 0 0 Z N"/>
            </draw:custom-shape>
            <draw:custom-shape draw:name="Oval 17" draw:style-name="gr4" draw:text-style-name="P1" draw:layer="layout" svg:width="1.027cm" svg:height="1.038cm" svg:x="11.059cm" svg:y="3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8" draw:style-name="gr4" draw:text-style-name="P1" draw:layer="layout" svg:width="1.027cm" svg:height="1.038cm" svg:x="11.059cm" svg:y="4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19" draw:style-name="gr5" draw:text-style-name="P2" draw:layer="layout" svg:x1="11.572cm" svg:y1="3.263cm" svg:x2="11.572cm" svg:y2="5.339cm">
              <text:p/>
            </draw:line>
            <draw:line draw:name="Line 20" draw:style-name="gr5" draw:text-style-name="P2" draw:layer="layout" svg:x1="11.059cm" svg:y1="4.301cm" svg:x2="12.086cm" svg:y2="4.301cm">
              <text:p/>
            </draw:line>
          </draw:g>
          <draw:line draw:name="Line 21" draw:style-name="gr5" draw:text-style-name="P2" draw:layer="layout" svg:x1="11.059cm" svg:y1="3.272cm" svg:x2="12.086cm" svg:y2="5.349cm">
            <text:p/>
          </draw:line>
          <draw:line draw:name="Line 22" draw:style-name="gr5" draw:text-style-name="P2" draw:layer="layout" svg:x1="12.085cm" svg:y1="3.272cm" svg:x2="11.058cm" svg:y2="5.349cm">
            <text:p/>
          </draw:line>
        </draw:g>
        <draw:g draw:name="Group 23">
          <draw:g draw:name="Group 24">
            <draw:custom-shape draw:name="Rectangle 25" draw:style-name="gr4" draw:text-style-name="P1" draw:layer="layout" svg:width="1.028cm" svg:height="2.076cm" svg:x="9.881cm" svg:y="3.263cm">
              <text:p/>
              <draw:enhanced-geometry svg:viewBox="0 0 21600 21600" draw:type="rectangle" draw:enhanced-path="M 0 0 L 21600 0 21600 21600 0 21600 0 0 Z N"/>
            </draw:custom-shape>
            <draw:custom-shape draw:name="Oval 26" draw:style-name="gr4" draw:text-style-name="P1" draw:layer="layout" svg:width="1.028cm" svg:height="1.038cm" svg:x="9.881cm" svg:y="3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7" draw:style-name="gr4" draw:text-style-name="P1" draw:layer="layout" svg:width="1.028cm" svg:height="1.038cm" svg:x="9.881cm" svg:y="4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8" draw:style-name="gr5" draw:text-style-name="P2" draw:layer="layout" svg:x1="10.395cm" svg:y1="3.263cm" svg:x2="10.395cm" svg:y2="5.339cm">
              <text:p/>
            </draw:line>
            <draw:line draw:name="Line 29" draw:style-name="gr5" draw:text-style-name="P2" draw:layer="layout" svg:x1="9.881cm" svg:y1="4.301cm" svg:x2="10.909cm" svg:y2="4.301cm">
              <text:p/>
            </draw:line>
          </draw:g>
          <draw:line draw:name="Line 30" draw:style-name="gr5" draw:text-style-name="P2" draw:layer="layout" svg:x1="9.881cm" svg:y1="3.272cm" svg:x2="10.909cm" svg:y2="5.349cm">
            <text:p/>
          </draw:line>
          <draw:line draw:name="Line 31" draw:style-name="gr5" draw:text-style-name="P2" draw:layer="layout" svg:x1="10.909cm" svg:y1="3.272cm" svg:x2="9.881cm" svg:y2="5.349cm">
            <text:p/>
          </draw:line>
        </draw:g>
        <draw:g draw:name="Group 32">
          <draw:g draw:name="Group 33">
            <draw:custom-shape draw:name="Rectangle 34" draw:style-name="gr4" draw:text-style-name="P1" draw:layer="layout" svg:width="1.027cm" svg:height="2.076cm" svg:x="8.704cm" svg:y="3.263cm">
              <text:p/>
              <draw:enhanced-geometry svg:viewBox="0 0 21600 21600" draw:type="rectangle" draw:enhanced-path="M 0 0 L 21600 0 21600 21600 0 21600 0 0 Z N"/>
            </draw:custom-shape>
            <draw:custom-shape draw:name="Oval 35" draw:style-name="gr4" draw:text-style-name="P1" draw:layer="layout" svg:width="1.027cm" svg:height="1.038cm" svg:x="8.704cm" svg:y="3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6" draw:style-name="gr4" draw:text-style-name="P1" draw:layer="layout" svg:width="1.027cm" svg:height="1.038cm" svg:x="8.704cm" svg:y="4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37" draw:style-name="gr5" draw:text-style-name="P2" draw:layer="layout" svg:x1="9.217cm" svg:y1="3.263cm" svg:x2="9.217cm" svg:y2="5.339cm">
              <text:p/>
            </draw:line>
            <draw:line draw:name="Line 38" draw:style-name="gr5" draw:text-style-name="P2" draw:layer="layout" svg:x1="8.704cm" svg:y1="4.301cm" svg:x2="9.731cm" svg:y2="4.301cm">
              <text:p/>
            </draw:line>
          </draw:g>
          <draw:line draw:name="Line 39" draw:style-name="gr5" draw:text-style-name="P2" draw:layer="layout" svg:x1="8.704cm" svg:y1="3.272cm" svg:x2="9.731cm" svg:y2="5.349cm">
            <text:p/>
          </draw:line>
          <draw:line draw:name="Line 40" draw:style-name="gr5" draw:text-style-name="P2" draw:layer="layout" svg:x1="9.73cm" svg:y1="3.272cm" svg:x2="8.703cm" svg:y2="5.349cm">
            <text:p/>
          </draw:line>
        </draw:g>
        <draw:g draw:name="Group 41">
          <draw:g draw:name="Group 42">
            <draw:custom-shape draw:name="Rectangle 43" draw:style-name="gr4" draw:text-style-name="P1" draw:layer="layout" svg:width="1.023cm" svg:height="2.076cm" svg:x="6.376cm" svg:y="3.263cm">
              <text:p/>
              <draw:enhanced-geometry svg:viewBox="0 0 21600 21600" draw:type="rectangle" draw:enhanced-path="M 0 0 L 21600 0 21600 21600 0 21600 0 0 Z N"/>
            </draw:custom-shape>
            <draw:custom-shape draw:name="Oval 44" draw:style-name="gr4" draw:text-style-name="P1" draw:layer="layout" svg:width="1.023cm" svg:height="1.038cm" svg:x="6.376cm" svg:y="3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5" draw:style-name="gr4" draw:text-style-name="P1" draw:layer="layout" svg:width="1.023cm" svg:height="1.038cm" svg:x="6.376cm" svg:y="4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46" draw:style-name="gr5" draw:text-style-name="P2" draw:layer="layout" svg:x1="6.887cm" svg:y1="3.263cm" svg:x2="6.887cm" svg:y2="5.339cm">
              <text:p/>
            </draw:line>
            <draw:line draw:name="Line 47" draw:style-name="gr5" draw:text-style-name="P2" draw:layer="layout" svg:x1="6.376cm" svg:y1="4.301cm" svg:x2="7.399cm" svg:y2="4.301cm">
              <text:p/>
            </draw:line>
          </draw:g>
          <draw:line draw:name="Line 48" draw:style-name="gr5" draw:text-style-name="P2" draw:layer="layout" svg:x1="6.376cm" svg:y1="3.272cm" svg:x2="7.399cm" svg:y2="5.349cm">
            <text:p/>
          </draw:line>
          <draw:line draw:name="Line 49" draw:style-name="gr5" draw:text-style-name="P2" draw:layer="layout" svg:x1="7.398cm" svg:y1="3.272cm" svg:x2="6.375cm" svg:y2="5.349cm">
            <text:p/>
          </draw:line>
        </draw:g>
        <draw:g draw:name="Group 50">
          <draw:g draw:name="Group 51">
            <draw:custom-shape draw:name="Rectangle 52" draw:style-name="gr4" draw:text-style-name="P1" draw:layer="layout" svg:width="1.023cm" svg:height="2.076cm" svg:x="12.223cm" svg:y="3.263cm">
              <text:p/>
              <draw:enhanced-geometry svg:viewBox="0 0 21600 21600" draw:type="rectangle" draw:enhanced-path="M 0 0 L 21600 0 21600 21600 0 21600 0 0 Z N"/>
            </draw:custom-shape>
            <draw:custom-shape draw:name="Oval 53" draw:style-name="gr4" draw:text-style-name="P1" draw:layer="layout" svg:width="1.023cm" svg:height="1.038cm" svg:x="12.223cm" svg:y="3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54" draw:style-name="gr4" draw:text-style-name="P1" draw:layer="layout" svg:width="1.023cm" svg:height="1.038cm" svg:x="12.223cm" svg:y="4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5" draw:style-name="gr5" draw:text-style-name="P2" draw:layer="layout" svg:x1="12.734cm" svg:y1="3.263cm" svg:x2="12.734cm" svg:y2="5.339cm">
              <text:p/>
            </draw:line>
            <draw:line draw:name="Line 56" draw:style-name="gr5" draw:text-style-name="P2" draw:layer="layout" svg:x1="12.223cm" svg:y1="4.301cm" svg:x2="13.246cm" svg:y2="4.301cm">
              <text:p/>
            </draw:line>
          </draw:g>
          <draw:line draw:name="Line 57" draw:style-name="gr5" draw:text-style-name="P2" draw:layer="layout" svg:x1="12.223cm" svg:y1="3.272cm" svg:x2="13.246cm" svg:y2="5.349cm">
            <text:p/>
          </draw:line>
          <draw:line draw:name="Line 58" draw:style-name="gr5" draw:text-style-name="P2" draw:layer="layout" svg:x1="13.245cm" svg:y1="3.272cm" svg:x2="12.222cm" svg:y2="5.349cm">
            <text:p/>
          </draw:line>
        </draw:g>
        <draw:custom-shape draw:name="Text Box 59" draw:style-name="gr6" draw:text-style-name="P4" draw:layer="layout" svg:width="1.592cm" svg:height="1.954cm" svg:x="9.736cm" svg:y="3.263cm">
          <text:list text:style-name="L1">
            <text:list-header>
              <text:p text:style-name="P3"><text:span text:style-name="T1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7" draw:text-style-name="P4" draw:layer="layout" svg:width="1.274cm" svg:height="1.954cm" svg:x="10.909cm" svg:y="3.263cm">
          <text:list text:style-name="L2">
            <text:list-header>
              <text:p text:style-name="P3"><text:span text:style-name="T1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8" draw:text-style-name="P5" draw:layer="layout" svg:width="1.266cm" svg:height="1.954cm" svg:x="8.567cm" svg:y="3.263cm">
          <text:list text:style-name="L3">
            <text:list-header>
              <text:p text:style-name="P3"><text:span text:style-name="T2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2" draw:style-name="gr1" draw:text-style-name="P1" draw:layer="layout" svg:width="1.093cm" svg:height="2.138cm" svg:x="7.505cm" svg:y="3.237cm">
          <text:p/>
          <draw:enhanced-geometry svg:viewBox="0 0 21600 21600" draw:type="rectangle" draw:enhanced-path="M 0 0 L 21600 0 21600 21600 0 21600 0 0 Z N"/>
        </draw:custom-shape>
        <draw:custom-shape draw:name="Text Box 63" draw:style-name="gr6" draw:text-style-name="P4" draw:layer="layout" svg:width="1.178cm" svg:height="1.954cm" svg:x="12.055cm" svg:y="3.263cm">
          <text:list text:style-name="L1">
            <text:list-header>
              <text:p text:style-name="P3"><text:span text:style-name="T1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6" draw:text-style-name="P6" draw:layer="layout" svg:width="1.2cm" svg:height="1.954cm" svg:x="6.199cm" svg:y="3.263cm">
          <text:list text:style-name="L1">
            <text:list-header>
              <text:p text:style-name="P3"><text:span text:style-name="T3">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5">
          <draw:g draw:name="Group 66">
            <draw:custom-shape draw:name="Rectangle 67" draw:style-name="gr4" draw:text-style-name="P1" draw:layer="layout" svg:width="1.024cm" svg:height="2.076cm" svg:x="7.535cm" svg:y="3.263cm">
              <text:p/>
              <draw:enhanced-geometry svg:viewBox="0 0 21600 21600" draw:type="rectangle" draw:enhanced-path="M 0 0 L 21600 0 21600 21600 0 21600 0 0 Z N"/>
            </draw:custom-shape>
            <draw:custom-shape draw:name="Oval 68" draw:style-name="gr4" draw:text-style-name="P1" draw:layer="layout" svg:width="1.024cm" svg:height="1.038cm" svg:x="7.535cm" svg:y="3.2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69" draw:style-name="gr4" draw:text-style-name="P1" draw:layer="layout" svg:width="1.024cm" svg:height="1.038cm" svg:x="7.535cm" svg:y="4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70" draw:style-name="gr5" draw:text-style-name="P2" draw:layer="layout" svg:x1="8.047cm" svg:y1="3.263cm" svg:x2="8.047cm" svg:y2="5.339cm">
              <text:p/>
            </draw:line>
            <draw:line draw:name="Line 71" draw:style-name="gr5" draw:text-style-name="P2" draw:layer="layout" svg:x1="7.535cm" svg:y1="4.301cm" svg:x2="8.559cm" svg:y2="4.301cm">
              <text:p/>
            </draw:line>
          </draw:g>
          <draw:line draw:name="Line 72" draw:style-name="gr5" draw:text-style-name="P2" draw:layer="layout" svg:x1="7.535cm" svg:y1="3.272cm" svg:x2="8.559cm" svg:y2="5.349cm">
            <text:p/>
          </draw:line>
          <draw:line draw:name="Line 73" draw:style-name="gr5" draw:text-style-name="P2" draw:layer="layout" svg:x1="8.559cm" svg:y1="3.272cm" svg:x2="7.535cm" svg:y2="5.349cm">
            <text:p/>
          </draw:line>
        </draw:g>
        <draw:custom-shape draw:name="Text Box 74" draw:style-name="gr9" draw:text-style-name="P8" draw:layer="layout" svg:width="1.085cm" svg:height="1.954cm" svg:x="7.35cm" svg:y="3.263cm">
          <text:list text:style-name="L3">
            <text:list-header>
              <text:p text:style-name="P7"><text:span text:style-name="T3">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4.922cm" svg:height="10.338cm" svg:x="1.976cm" svg:y="2.067cm" draw:page-number="1" presentation:class="page"/>
          <draw:frame presentation:style-name="pr1" draw:layer="layout" svg:width="15.099cm" svg:height="12.402cm" svg:x="1.886cm" svg:y="13.09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ffffff" draw:end-color="#333333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9pt" fo:font-style="normal" fo:text-shadow="none" style:text-underline-style="none" fo:font-weight="normal" style:font-family-asian="'Droid Sans'" style:font-family-generic-asian="system" style:font-pitch-asian="variable" style:font-size-asian="19pt" style:font-style-asian="normal" style:font-weight-asian="normal" style:font-family-complex="'Lohit Hindi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4f4d4f" draw:fill-image-width="0cm" draw:fill-image-height="0cm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3cm" fo:padding-bottom="0.133cm" fo:padding-left="0.266cm" fo:padding-right="0.266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3cm" fo:padding-bottom="0.133cm" fo:padding-left="0.266cm" fo:padding-right="0.266cm">
        <text:list-style style:name="Predeterminado-outline1">
          <text:list-level-style-bullet text:level="1" text:bullet-char="•">
            <style:list-level-properties text:min-label-width="0.99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22cm" text:min-label-width="0.66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roid Sans'" style:font-family-generic-asian="system" style:font-pitch-asian="variable" style:font-size-asian="34pt" style:font-style-asian="normal" style:font-weight-asian="normal" style:font-family-complex="'Lohit Hindi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3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32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roid Sans'" style:font-family-generic-asian="system" style:font-pitch-asian="variable" style:font-size-asian="34pt" style:font-style-asian="normal" style:font-weight-asian="normal" style:font-family-complex="'Lohit Hindi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3cm" fo:padding-bottom="0.133cm" fo:padding-left="0.266cm" fo:padding-right="0.266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Arial" style:font-pitch="variable" fo:font-size="46pt" fo:font-style="normal" fo:text-shadow="none" style:text-underline-style="none" fo:font-weight="normal" style:font-family-asian="'Droid Sans'" style:font-family-generic-asian="system" style:font-pitch-asian="variable" style:font-size-asian="46pt" style:font-style-asian="normal" style:font-weight-asian="normal" style:font-family-complex="'Lohit Hindi'" style:font-family-generic-complex="system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none" draw:fill-color="#4f4d4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7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7cm" svg:x="10.681cm" svg:y="26.182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934cm" svg:height="5.491cm" svg:x="1cm" svg:y="3.099cm"/>
      <draw:page-thumbnail draw:layer="backgroundobjects" svg:width="7.934cm" svg:height="5.491cm" svg:x="1cm" svg:y="11.033cm"/>
      <draw:page-thumbnail draw:layer="backgroundobjects" svg:width="7.934cm" svg:height="5.491cm" svg:x="1cm" svg:y="18.967cm"/>
      <draw:page-thumbnail draw:layer="backgroundobjects" svg:width="7.934cm" svg:height="5.491cm" svg:x="9.935cm" svg:y="3.099cm"/>
      <draw:page-thumbnail draw:layer="backgroundobjects" svg:width="7.934cm" svg:height="5.491cm" svg:x="9.935cm" svg:y="11.033cm"/>
      <draw:page-thumbnail draw:layer="backgroundobjects" svg:width="7.934cm" svg:height="5.491cm" svg:x="9.935cm" svg:y="18.967cm"/>
    </style:handout-master>
    <style:master-page style:name="Predeterminado" style:page-layout-name="PM1" draw:style-name="Mdp1">
      <draw:frame presentation:style-name="Predeterminado-title" draw:layer="backgroundobjects" svg:width="24.765cm" svg:height="4.161cm" svg:x="1.375cm" svg:y="0.27cm" presentation:class="title" presentation:placeholder="true">
        <draw:text-box/>
      </draw:frame>
      <draw:frame presentation:style-name="Predeterminado-outline1" draw:layer="backgroundobjects" svg:width="24.765cm" svg:height="11.049cm" svg:x="1.375cm" svg:y="4.445cm" presentation:class="outline" presentation:placeholder="true">
        <draw:text-box/>
      </draw:frame>
      <draw:frame presentation:style-name="Mpr1" draw:layer="backgroundobjects" svg:width="6.42cm" svg:height="1.319cm" svg:x="1.376cm" svg:y="17.348cm" presentation:class="date-time">
        <draw:text-box>
          <text:p/>
        </draw:text-box>
      </draw:frame>
      <draw:frame presentation:style-name="Mpr1" draw:layer="backgroundobjects" svg:width="8.713cm" svg:height="1.319cm" svg:x="9.401cm" svg:y="17.348cm" presentation:class="footer">
        <draw:text-box>
          <text:p/>
        </draw:text-box>
      </draw:frame>
      <draw:frame presentation:style-name="Mpr1" draw:layer="backgroundobjects" svg:width="6.421cm" svg:height="1.319cm" svg:x="19.719cm" svg:y="17.348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87cm" svg:height="27.56cm" svg:x="0cm" svg:y="0cm">
          <text:p/>
        </draw:rect>
        <draw:frame draw:style-name="Mgr4" draw:text-style-name="MP4" draw:layer="backgroundobjects" svg:width="8.18cm" svg:height="1.381cm" svg:x="0cm" svg:y="0cm" presentation:class="header">
          <draw:text-box>
            <text:p/>
          </draw:text-box>
        </draw:frame>
        <draw:frame draw:style-name="Mgr4" draw:text-style-name="MP5" draw:layer="backgroundobjects" svg:width="8.18cm" svg:height="1.381cm" svg:x="10.689cm" svg:y="0cm" presentation:class="date-time">
          <draw:text-box>
            <text:p/>
          </draw:text-box>
        </draw:frame>
        <draw:page-thumbnail presentation:style-name="Predeterminado-title" draw:layer="backgroundobjects" svg:width="14.922cm" svg:height="10.338cm" svg:x="1.976cm" svg:y="2.067cm" presentation:class="page"/>
        <draw:frame presentation:style-name="Predeterminado-notes" draw:layer="backgroundobjects" svg:width="15.099cm" svg:height="12.402cm" svg:x="1.886cm" svg:y="13.091cm" presentation:class="notes" presentation:placeholder="true">
          <draw:text-box/>
        </draw:frame>
        <draw:frame draw:style-name="Mgr5" draw:text-style-name="MP4" draw:layer="backgroundobjects" svg:width="8.18cm" svg:height="1.381cm" svg:x="0cm" svg:y="26.175cm" presentation:class="footer">
          <draw:text-box>
            <text:p/>
          </draw:text-box>
        </draw:frame>
        <draw:frame draw:style-name="Mgr5" draw:text-style-name="MP5" draw:layer="backgroundobjects" svg:width="8.18cm" svg:height="1.381cm" svg:x="10.689cm" svg:y="26.175cm" presentation:class="page-number">
          <draw:text-box>
            <text:list text:style-name="ML1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creator>Gorka Prieto</dc:creator>
    <dc:date>2013-10-31T17:00:31</dc:date>
    <meta:editing-cycles>63</meta:editing-cycles>
    <meta:editing-duration>P1DT4H6M45S</meta:editing-duration>
    <meta:generator>LibreOffice/3.5$Linux_X86_64 LibreOffice_project/350m1$Build-2</meta:generator>
    <meta:document-statistic meta:object-count="96"/>
    <meta:user-defined meta:name="Version" meta:value-type="float">1</meta:user-defined>
  </office:meta>
</office:document-meta>
</file>